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9.81pt"/>
    </style:style>
    <style:style style:name="co2" style:family="table-column">
      <style:table-column-properties fo:break-before="auto" style:column-width="40.25pt"/>
    </style:style>
    <style:style style:name="co3" style:family="table-column">
      <style:table-column-properties fo:break-before="auto" style:column-width="37.9pt"/>
    </style:style>
    <style:style style:name="co4" style:family="table-column">
      <style:table-column-properties fo:break-before="auto" style:column-width="37.11pt"/>
    </style:style>
    <style:style style:name="co5" style:family="table-column">
      <style:table-column-properties fo:break-before="auto" style:column-width="63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76539200" calcext:value-type="float">
            <text:p>13765392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69713600" calcext:value-type="float">
            <text:p>1369713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50014400" calcext:value-type="float">
            <text:p>1350014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47854400" calcext:value-type="float">
            <text:p>1347854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37572800" calcext:value-type="float">
            <text:p>13375728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394683200" calcext:value-type="float">
            <text:p>1394683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84578000" calcext:value-type="float">
            <text:p>1384578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14728000" calcext:value-type="float">
            <text:p>1414728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65652800" calcext:value-type="float">
            <text:p>13656528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1351742400" calcext:value-type="float">
            <text:p>1351742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11790400" calcext:value-type="float">
            <text:p>1411790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language="en" fo:country="US" style:font-name-asian="Noto Sans1" style:language-asian="zh" style:country-asian="CN" style:font-name-complex="Noto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09:22:42.737375229</dc:date>
    <meta:editing-duration>PT49M50S</meta:editing-duration>
    <meta:editing-cycles>1</meta:editing-cycles>
    <meta:document-statistic meta:table-count="1" meta:cell-count="59" meta:object-count="0"/>
    <meta:generator>LibreOffice/6.0.1.1$Linux_X86_64 LibreOffice_project/00m0$Build-1</meta:generator>
  </office:meta>
</office:document-meta>
</file>